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38756"/>
    </style:style>
    <style:style style:name="P2" style:family="paragraph" style:parent-style-name="Standard">
      <style:paragraph-properties fo:text-align="justify" style:justify-single-word="false"/>
      <style:text-properties officeooo:rsid="0014a406" officeooo:paragraph-rsid="0014a406"/>
    </style:style>
    <style:style style:name="P3" style:family="paragraph" style:parent-style-name="Standard">
      <style:paragraph-properties fo:text-align="justify" style:justify-single-word="false"/>
      <style:text-properties officeooo:paragraph-rsid="0014a638"/>
    </style:style>
    <style:style style:name="P4" style:family="paragraph" style:parent-style-name="Standard">
      <style:paragraph-properties fo:text-align="justify" style:justify-single-word="false"/>
      <style:text-properties officeooo:paragraph-rsid="00159a41"/>
    </style:style>
    <style:style style:name="P5" style:family="paragraph" style:parent-style-name="Standard">
      <style:paragraph-properties fo:text-align="justify" style:justify-single-word="false"/>
      <style:text-properties fo:font-style="normal" officeooo:rsid="0014a638" officeooo:paragraph-rsid="0014a638" style:font-style-asian="normal" style:font-style-complex="normal"/>
    </style:style>
    <style:style style:name="P6" style:family="paragraph" style:parent-style-name="Standard">
      <style:paragraph-properties fo:text-align="justify" style:justify-single-word="false"/>
      <style:text-properties fo:font-style="normal" officeooo:rsid="00151c60" officeooo:paragraph-rsid="00151c60" style:font-style-asian="normal" style:font-style-complex="normal"/>
    </style:style>
    <style:style style:name="P7" style:family="paragraph" style:parent-style-name="Standard">
      <style:paragraph-properties fo:text-align="justify" style:justify-single-word="false"/>
      <style:text-properties fo:font-style="normal" officeooo:rsid="00151c60" officeooo:paragraph-rsid="00159a41" style:font-style-asian="normal" style:font-style-complex="normal"/>
    </style:style>
    <style:style style:name="P8" style:family="paragraph" style:parent-style-name="Standard">
      <style:paragraph-properties fo:text-align="justify" style:justify-single-word="false"/>
      <style:text-properties fo:font-style="normal" officeooo:rsid="00159a41" officeooo:paragraph-rsid="00159a41" style:font-style-asian="normal" style:font-style-complex="normal"/>
    </style:style>
    <style:style style:name="P9" style:family="paragraph" style:parent-style-name="Standard">
      <style:paragraph-properties fo:text-align="justify" style:justify-single-word="false"/>
      <style:text-properties fo:font-style="normal" officeooo:rsid="00159a41" officeooo:paragraph-rsid="001770f0" style:font-style-asian="normal" style:font-style-complex="normal"/>
    </style:style>
    <style:style style:name="P10" style:family="paragraph" style:parent-style-name="Standard">
      <style:paragraph-properties fo:text-align="justify" style:justify-single-word="false"/>
      <style:text-properties fo:font-style="normal" officeooo:rsid="001770f0" officeooo:paragraph-rsid="001770f0" style:font-style-asian="normal" style:font-style-complex="normal"/>
    </style:style>
    <style:style style:name="P11" style:family="paragraph" style:parent-style-name="Standard">
      <style:paragraph-properties fo:text-align="justify" style:justify-single-word="false"/>
      <style:text-properties fo:font-style="normal" officeooo:rsid="0014a406" officeooo:paragraph-rsid="00184c85" style:font-style-asian="normal" style:font-style-complex="normal"/>
    </style:style>
    <style:style style:name="P12" style:family="paragraph" style:parent-style-name="Standard">
      <style:paragraph-properties fo:text-align="justify" style:justify-single-word="false"/>
      <style:text-properties fo:font-style="normal" officeooo:rsid="00184c85" officeooo:paragraph-rsid="00184c85" style:font-style-asian="normal" style:font-style-complex="normal"/>
    </style:style>
    <style:style style:name="T1" style:family="text">
      <style:text-properties officeooo:rsid="0014a406"/>
    </style:style>
    <style:style style:name="T2" style:family="text">
      <style:text-properties officeooo:rsid="0014a638"/>
    </style:style>
    <style:style style:name="T3" style:family="text">
      <style:text-properties fo:font-weight="bold" officeooo:rsid="00138756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4a638" style:font-style-asian="italic" style:font-style-complex="italic"/>
    </style:style>
    <style:style style:name="T6" style:family="text">
      <style:text-properties fo:font-style="italic" officeooo:rsid="00151c60" style:font-style-asian="italic" style:font-style-complex="italic"/>
    </style:style>
    <style:style style:name="T7" style:family="text">
      <style:text-properties fo:font-style="italic" officeooo:rsid="00159a41" style:font-style-asian="italic" style:font-style-complex="italic"/>
    </style:style>
    <style:style style:name="T8" style:family="text">
      <style:text-properties fo:font-style="italic" officeooo:rsid="001770f0" style:font-style-asian="italic" style:font-style-complex="italic"/>
    </style:style>
    <style:style style:name="T9" style:family="text">
      <style:text-properties officeooo:rsid="00151c60"/>
    </style:style>
    <style:style style:name="T10" style:family="text">
      <style:text-properties officeooo:rsid="00159a41"/>
    </style:style>
    <style:style style:name="T11" style:family="text">
      <style:text-properties officeooo:rsid="0015b748"/>
    </style:style>
    <style:style style:name="T12" style:family="text">
      <style:text-properties officeooo:rsid="001770f0"/>
    </style:style>
    <style:style style:name="T13" style:family="text">
      <style:text-properties officeooo:rsid="00184c85"/>
    </style:style>
    <style:style style:name="T14" style:family="text">
      <style:text-properties officeooo:rsid="001a39a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PRÁCTICA 2</text:span></text:p>
      <text:p text:style-name="P1"/>
      <text:p text:style-name="P3"><text:span text:style-name="T1">Para la solución del enunciado he implementado un ataque de fuerza bruta, algo que como es lógico no es nada eficiente. </text:span><text:span text:style-name="T2">Realmente ha sido un problema de enfoque y de confusión, ya que en todo momento pensé que se exigía un script de este tipo y no he tenido tiempo de rectificarlo (de manera práctica).</text:span></text:p>
      <text:p text:style-name="P3"/>
      <text:p text:style-name="P3"><text:span text:style-name="T2">Mi programa es muy sencillo, se ejecuta mediante la siguiente sintaxis:</text:span></text:p>
      <text:p text:style-name="P3"/>
      <text:p text:style-name="P3"><text:span text:style-name="T2"><text:tab/><text:tab/></text:span><text:span text:style-name="T5">python3 practica2_</text:span><text:span text:style-name="T7">brute</text:span><text:span text:style-name="T5">.py (-min “x”) (-max “y”) (-chr “z”) (-out “file”)</text:span></text:p>
      <text:p text:style-name="P5"/>
      <text:p text:style-name="P5">Si ejecutamos el comando con - -h / -help nos mostrará información extra sobre los parámetros de entrada (todos opcionales ya que hay valores por defecto). </text:p>
      <text:p text:style-name="P5"/>
      <text:p text:style-name="P5">Mi idea ha sido realizar un ataque de fuerza bruta para contraseñas de longitud y formatos variables, y almacenar todas las combinaciones probadas en un diccionario. </text:p>
      <text:p text:style-name="P5"/>
      <text:p text:style-name="P5">Los parametros -min y -max determinan la longitud mínima y máxima de las contraseñas a probar.</text:p>
      <text:p text:style-name="P5"/>
      <text:p text:style-name="P5">El parámetro -chr tiene distintas opciones. Si introducimos caracteres, realizará pruebas con la combinación de dichos caracteres (por ejemplo, si introducimos “<text:span text:style-name="T4">-</text:span><text:span text:style-name="T6">min 3 – max 3 </text:span><text:span text:style-name="T4">-chr abc”</text:span> como parámetro <text:span text:style-name="T9">realizará pruebas con las combinaciones “aaa”, ”bbb”, ”ccc”, ”aab”, ”aac”, ”aba”, ”abb” , etc. ). Sin embargo, y como indico en el panel de ayuda, si introducimos un dígito utilizará un formato predeterminado (como letras minúsculas, mayúsculas, dígitos, símbolos o combinados). </text:span></text:p>
      <text:p text:style-name="P5"/>
      <text:p text:style-name="P6">Buscaba así desarrollar un programa para un caso más general y no limitandome a contraseñas con letras minúsculas. </text:p>
      <text:p text:style-name="P6"/>
      <text:p text:style-name="P7">Sin embargo, el programa es prácticamente ineficiente ya que consume una gran cantidad de tiemo y recursos, a pesar de útilizar varios procesos. Esto generalmente creo que se debe a la escritura de las distintas contraseñas en el fichero y sobre todo al uso del comando gpg dónde creo que hay un cuello de botella.. Básicamente, para contraseñas de 4 caracteres tarda más de 3 horas <text:span text:style-name="T10">y no encuentra la contraseña ya que su longitud es mayor. </text:span></text:p>
      <text:p text:style-name="P6"/>
      <text:p text:style-name="P6">He probado tambień la librería de Python ‘GnuPG’ pero el resultado era prácticamente similar. </text:p>
      <text:p text:style-name="P6"/>
      <text:p text:style-name="P9">Para un ataque con diccionarios el tiempo que he conseguido es similar. Para compararlo con el caso anterior, para contraseñas de letras minúsculas de 4 caracteres tarda algo más de 2 horas.</text:p>
      <text:p text:style-name="P9"><text:span text:style-name="T12">Para ello</text:span> <text:span text:style-name="T12">he implementado un pequeño script para crear un diccionario de x caracteres (</text:span><text:span text:style-name="T8">make_dict.py)</text:span>.</text:p>
      <text:p text:style-name="P9"><text:span text:style-name="T11">Resultaría interesante utilizar colecciones de diccionarios utilizados en el ámbito del cracking como “rockyou.txt” o “passw12000.txt”, </text:span><text:span text:style-name="T12">que recopilan algunas de las contraseñas más utilizadas. </text:span></text:p>
      <text:p text:style-name="P8"/>
      <text:p text:style-name="P11">Debo matizar que tanto un ataque de fuerza bruta como un ataque mediante diccionarios son prácticamente ineficientes ante unas claves relativamente seguras, <text:span text:style-name="T13">como hemos visto en clase</text:span>.</text:p>
      <text:p text:style-name="P8"/>
      <text:p text:style-name="P10">Seguramente paralelizando mediante hilos en lugar de procesos se consiga una mayor eficiencia, pero en mi caso personal, la librería Thread me causaba problemas al utilizar la librería GnuPG. </text:p>
      <text:p text:style-name="P10">Otra opción interesante sería aprovechar la GPU para paralelizar las tareas de cómputo. Una posibilidad para combinar con Python es CUDA, pero este software es propio de Nvidia y por tanto queda limitado ordenadores con sus tarjetas gráficas. </text:p>
      <text:p text:style-name="P10"/>
      <text:p text:style-name="P10"><text:soft-page-break/>En todo caso, dudo que se alcance una eficiencia parecida al de algunas aplicaciones de <text:span text:style-name="T13">cracking como es ‘John he Ripper’ y de la que me gustaría hablar a continuación.</text:span></text:p>
      <text:p text:style-name="P10"/>
      <text:p text:style-name="P12">Esta herramienta escrita en C es capaz de romper los hashes MD5, SHA-1 entre otros. Está muy bien optimizado para una amplia gama de procesadores y arquitecturas. </text:p>
      <text:p text:style-name="P10"/>
      <text:p text:style-name="P8"/>
      <text:p text:style-name="P4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http://travisaltman.com/password-dictionary-generator/" text:style-name="Internet_20_link" text:visited-style-name="Visited_20_Internet_20_Link">http://travisaltman.com/password-dictionary-generator/</text:a></text:p>
      <text:p text:style-name="Standard"><text:a xlink:type="simple" xlink:href="https://github.com/agusmakmun/python-wordlist-generator/blob/master/wgen.py" text:style-name="Internet_20_link" text:visited-style-name="Visited_20_Internet_20_Link"><text:span text:style-name="T14">h</text:span></text:a><text:a xlink:type="simple" xlink:href="https://github.com/agusmakmun/python-wordlist-generator/blob/master/wgen.py" text:style-name="Internet_20_link" text:visited-style-name="Visited_20_Internet_20_Link">ttps://github.com/agusmakmun/python-wordlist-generator/blob/master/wgen.py</text:a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5T16:26:15.100575501</meta:creation-date>
    <meta:editing-duration>PT17M51S</meta:editing-duration>
    <meta:editing-cycles>3</meta:editing-cycles>
    <meta:generator>LibreOffice/7.3.6.2$Linux_X86_64 LibreOffice_project/30$Build-2</meta:generator>
    <dc:date>2022-10-25T18:48:28.390598857</dc:date>
    <meta:document-statistic meta:table-count="0" meta:image-count="0" meta:object-count="0" meta:page-count="2" meta:paragraph-count="21" meta:word-count="549" meta:character-count="3566" meta:non-whitespace-character-count="3025"/>
  </office:meta>
</office:document-meta>
</file>